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courier new" svg:font-family="'courier new', monospace"/>
    <style:font-face style:name="verdana" svg:font-family="verdan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20.419cm" table:align="left"/>
    </style:style>
    <style:style style:name="Tabella1.A" style:family="table-column">
      <style:table-column-properties style:column-width="20.419cm"/>
    </style:style>
    <style:style style:name="Tabella2" style:family="table">
      <style:table-properties style:width="20.419cm" style:rel-width="100%" table:align="left"/>
    </style:style>
    <style:style style:name="Tabella2.A" style:family="table-column">
      <style:table-column-properties style:column-width="18.881cm" style:rel-column-width="60600*"/>
    </style:style>
    <style:style style:name="Tabella2.B" style:family="table-column">
      <style:table-column-properties style:column-width="1.538cm" style:rel-column-width="4934*"/>
    </style:style>
    <style:style style:name="Tabella2.A1" style:family="table-cell">
      <style:table-cell-properties style:vertical-align="middle"/>
    </style:style>
    <style:style style:name="Tabella3" style:family="table">
      <style:table-properties style:width="20.419cm" style:rel-width="100%" table:align="left"/>
    </style:style>
    <style:style style:name="Tabella3.A" style:family="table-column">
      <style:table-column-properties style:column-width="0.067cm" style:rel-column-width="216*"/>
    </style:style>
    <style:style style:name="Tabella3.B" style:family="table-column">
      <style:table-column-properties style:column-width="20.285cm" style:rel-column-width="65103*"/>
    </style:style>
    <style:style style:name="Tabella3.1" style:family="table-row">
      <style:table-row-properties style:min-row-height="0.159cm"/>
    </style:style>
    <style:style style:name="Tabella3.A1" style:family="table-cell">
      <style:table-cell-properties style:vertical-align="middle"/>
    </style:style>
    <style:style style:name="Tabella3.B1" style:family="table-cell">
      <style:table-cell-properties style:vertical-align="middle" fo:background-color="#c3d9ff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/>
    </style:style>
    <style:style style:name="P4" style:family="paragraph" style:parent-style-name="Table_20_Contents">
      <style:paragraph-properties fo:margin-top="0cm" fo:margin-bottom="0.499cm" fo:text-align="center" style:justify-single-word="false"/>
    </style:style>
    <style:style style:name="P5" style:family="paragraph" style:parent-style-name="Table_20_Contents">
      <style:paragraph-properties fo:margin-top="0cm" fo:margin-bottom="0.499cm" fo:padding-left="0cm" fo:padding-right="0.049cm" fo:padding-top="0cm" fo:padding-bottom="0.049cm" fo:border-left="none" fo:border-right="0.002cm solid #80c65a" fo:border-top="none" fo:border-bottom="0.002cm solid #80c65a"/>
      <style:text-properties style:font-name="courier new"/>
    </style:style>
    <style:style style:name="T1" style:family="text">
      <style:text-properties style:font-name="verdana"/>
    </style:style>
    <style:style style:name="T2" style:family="text">
      <style:text-properties style:font-name="courier new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Table_20_Contents"><office:annotation><dc:date>2009-03-28T20:03:51.67</dc:date><text:p>HTML: &lt;NOSCRIPT&gt;</text:p></office:annotation><office:annotation><dc:date>2009-03-28T20:03:51.67</dc:date><text:p>HTML: &lt;/NOSCRIPT&gt;</text:p></office:annotation>torneo amalfi 1   </text:p>
                </table:table-cell>
                <table:table-cell table:style-name="Tabella2.A1" office:value-type="string">
                  <text:p text:style-name="P1">  </text:p>
                </table:table-cell>
              </table:table-row>
            </table:table>
            <table:table table:name="Tabella3" table:style-name="Tabella3">
              <table:table-column table:style-name="Tabella3.A"/>
              <table:table-column table:style-name="Tabella3.B"/>
              <table:table-column table:style-name="Tabella3.A"/>
              <table:table-row table:style-name="Tabella3.1">
                <table:table-cell table:style-name="Tabella3.A1" office:value-type="string">
                  <text:p text:style-name="P2"/>
                </table:table-cell>
                <table:table-cell table:style-name="Tabella3.B1" office:value-type="string">
                  <text:p text:style-name="P2"/>
                </table:table-cell>
                <table:table-cell table:style-name="Tabella3.A1" office:value-type="string">
                  <text:p text:style-name="P2"/>
                </table:table-cell>
              </table:table-row>
            </table:table>
            <text:section text:style-name="Sect1" text:name="moduleEditablePage1">
              <text:p text:style-name="Table_20_Contents"/>
              <text:section text:style-name="Sect1" text:name="g_body">
                <text:p text:style-name="P4"><text:span text:style-name="Strong_20_Emphasis"><text:span text:style-name="T1">Torneo 14 partecipanti 5 turni</text:span></text:span></text:p>
                <text:p text:style-name="P3"><text:span text:style-name="Strong_20_Emphasis"><text:span text:style-name="T1">Tabellone</text:span></text:span></text:p>
                <text:p text:style-name="P3"> <text:span text:style-name="T2">ID NAME                 Rtg  Tit Fed  Pts |   1     2     3     4     5  <text:line-break/>--------------------------------------------------------------------------<text:line-break/>  1 Antonio              1440  NC  NA  5.0 | +W6   +B12  +W9   +B5   +W4   <text:line-break/>  2 Giuseppe             1440  NC  NA  1.5 | -B7   =W11  -B8   +B3   -W10  <text:line-break/>  3 Virginia             1440  NC  NA  1.0 | -W8   -B13  +B11  -W2   -B6   <text:line-break/>  4 Giovanni             1440  NC  NA  2.5 | =B9   +W7   +W14  -B12  -B1   <text:line-break/>  5 Francesco            1440  NC  NA  3.5 | +W10  =B14  +W7   -W1   +B8   <text:line-break/>  6 Beatrice             1440  NC  NA  1.5 | -B1   =W10  -W12  -B11  +W3   <text:line-break/>  7 Giuseppe 2           1440  NC  NA  2.0 | +W2   -B4   -B5   -W13  +W11  <text:line-break/>  8 Francesca            1440  NC  SA  2.0 | +B3   -W9   +W2   -B10  -W5   <text:line-break/>  9 Vincenzo             1440  NC  NA  2.5 | =W4   +B8   -B1   -W14  +B13  <text:line-break/> 10 Daniela              1440  NC  NA  3.5 | -B5   =B6   +W13  +W8   +B2   <text:line-break/> 11 Carmine              1440  NC  NA  1.5 | -B14  =B2   -W3   +W6   -B7   <text:line-break/> 12 Marco                1425  NC  NA  4.0 | +W13  -W1   +B6   +W4   +B14  <text:line-break/> 13 Alfonso              1329  NC  SA  2.0 | -B12  +W3   -B10  +B7   -W9   <text:line-break/> 14 Jacopo               1284  NC  SA  2.5 | +W11  =W5   -B4   +B9   -W12  </text:span></text:p>
                <text:p text:style-name="P3"> </text:p>
                <text:p text:style-name="P3"> </text:p>
                <text:p text:style-name="P3"><text:span text:style-name="Strong_20_Emphasis"><text:span text:style-name="T1">Classifica</text:span></text:span></text:p>
                <text:p text:style-name="P3"> </text:p>
                <text:p text:style-name="P5">Pos  Pts  ID  NAME                    | Rtg  PRtg Fed |   Buc1    BucT    BucM  <text:line-break/>--------------------------------------------------------------------------------<text:line-break/>  1  5.0   1  NC Antonio              | 1440 2172  NA |   12.50 <text:line-break/>  2  4.0  12  NC Marco                | 1425 1626  NA |   12.00 <text:line-break/>  3  3.5   5  NC Francesco            | 1440 1557  NA |   13.00 <text:line-break/>  4  3.5  10  NC Daniela              | 1440 1566  NA |    9.00 <text:line-break/>  5  2.5   4  NC Giovanni             | 1440 1405  NA |   14.00 <text:line-break/>  6  2.5  14  NC Jacopo               | 1284 1437  SA |   12.50 <text:line-break/>  7  2.5   9  NC Vincenzo             | 1440 1386  NA |   12.00 <text:line-break/>  8  2.0  13  NC Alfonso              | 1329 1365  SA |   12.00 <text:line-break/>  9  2.0   8  NC Francesca            | 1440 1368  SA |   11.00 <text:line-break/> 10  2.0   7  NC Giuseppe 2           | 1440 1345  NA |    9.50 <text:line-break/> 11  1.5   6  NC Beatrice             | 1440 1288  NA |   14.00 <text:line-break/> 12  1.5   2  NC Giuseppe             | 1440 1291  NA |    9.00 <text:line-break/> 13  1.5  11  NC Carmine              | 1440 1259  NA |    7.50 <text:line-break/> 14  1.0   3  NC Virginia             | 1440 1177  NA |    7.00 </text:p>
              </text:section>
            </text:section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ourier new" svg:font-family="'courier new', monospace"/>
    <style:font-face style:name="verdana" svg:font-family="verdan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 x</meta:initial-creator>
    <meta:creation-date>2009-09-03T19:27:37.56</meta:creation-date>
    <meta:editing-duration>PT00H00M22S</meta:editing-duration>
    <meta:editing-cycles>2</meta:editing-cycles>
    <meta:generator>OpenOffice.org/3.0$Win32 OpenOffice.org_project/300m15$Build-9379</meta:generator>
    <meta:document-statistic meta:table-count="3" meta:image-count="0" meta:object-count="0" meta:page-count="1" meta:paragraph-count="10" meta:word-count="360" meta:character-count="2358"/>
    <dc:date>2009-09-03T19:27:39.73</dc:date>
    <dc:creator>x x</dc:creator>
    <meta:user-defined meta:name="Info 1"/>
    <meta:user-defined meta:name="Info 2"/>
    <meta:user-defined meta:name="Info 3"/>
    <meta:user-defined meta:name="Info 4"/>
  </office:meta>
</office:document-meta>
</file>